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03c5b" officeooo:paragraph-rsid="00103c5b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03c5b" officeooo:paragraph-rsid="00103c5b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03c5b" officeooo:paragraph-rsid="00103c5b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03c5b" officeooo:paragraph-rsid="00103c5b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3c5b" officeooo:paragraph-rsid="00103c5b" style:font-size-asian="12pt" style:font-weight-asian="bold" style:font-name-complex="Arial"/>
    </style:style>
    <style:style style:name="P17" style:family="paragraph" style:parent-style-name="Standard">
      <style:text-properties style:font-name="Arial" fo:font-style="normal" officeooo:rsid="00103c5b" officeooo:paragraph-rsid="00103c5b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103c5b" officeooo:paragraph-rsid="00103c5b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3c5b" officeooo:paragraph-rsid="00103c5b" style:font-weight-asian="normal" style:font-name-complex="Arial" style:font-weight-complex="normal"/>
    </style:style>
    <style:style style:name="P20" style:family="paragraph" style:parent-style-name="Heading_20_3">
      <style:text-properties fo:font-style="normal" officeooo:rsid="00103c5b" officeooo:paragraph-rsid="00103c5b" style:font-style-asian="normal" style:font-style-complex="normal"/>
    </style:style>
    <style:style style:name="P21" style:family="paragraph" style:parent-style-name="Heading_20_1"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normal" officeooo:rsid="00103c5b" style:font-size-asian="12pt" style:font-style-asian="normal" style:font-style-complex="normal"/>
    </style:style>
    <style:style style:name="T3" style:family="text">
      <style:text-properties fo:font-size="8pt" style:font-size-asian="8pt"/>
    </style:style>
    <style:style style:name="T4" style:family="text">
      <style:text-properties fo:font-size="8pt" fo:font-style="italic" style:font-size-asian="8pt" style:font-style-asian="italic"/>
    </style:style>
    <style:style style:name="T5" style:family="text">
      <style:text-properties style:font-name="Arial" fo:font-size="8pt" fo:font-style="italic" style:font-size-asian="8pt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103c5b"/>
    </style:style>
    <style:style style:name="T10" style:family="text">
      <style:text-properties fo:font-weight="normal" officeooo:rsid="00103c5b" style:font-name-asian="Arial" style:font-weight-asian="normal" style:font-weight-complex="normal"/>
    </style:style>
    <style:style style:name="T11" style:family="text">
      <style:text-properties fo:font-style="normal" officeooo:rsid="00103c5b" style:font-style-asian="normal" style:font-style-complex="normal"/>
    </style:style>
    <style:style style:name="T12" style:family="text">
      <style:text-properties fo:font-style="normal" fo:font-weight="normal" officeooo:rsid="00103c5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1" text:outline-level="1">Caso de Uso</text:h>
          </table:table-cell>
          <table:table-cell table:style-name="Tabla1.B1" table:number-columns-spanned="5" office:value-type="string">
            <text:h text:style-name="P20" text:outline-level="3">Liberar sanitario de consulta médic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9"><text:span text:style-name="T12">Administrativo (I), Sanit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9"><text:span text:style-name="T12">Primario, Esencia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9"><text:span text:style-name="T12">El sanitario debe de tener asignada una consulta médic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><text:span text:style-name="T12">El sanitario no tiene asignada una consulta méd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7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16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8">El administrativo quita en el sistema una consulta médica que, de no quitarse, mantendría ocupado al sanitario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0"><text:span text:style-name="T2">El administrativo indica al sistema que desea liberar a un miembro del personal sanitario de una consulta médica, para ello deberá introducir un identificador del sanitario que se desea liberar y un identificador de la consulta que es liberada. El sistema borrará de la base de datos la consulta médica y modificará los registros oportunos tales como el horario del sanitario.</text:span>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3">Administrativo: Indica al sistema que quiere liberar a un sanitario de una consulta médica y aporta identificador de sanitario y de consulta médica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1"><text:span text:style-name="T10">El sistema busca en la base de datos la consulta indicada y la elimina, actualizando todos los registros que se vean modificados por esta acción. Devuelve un mensaje de confirmación al administrativo.</text:span></text:p>
          </table:table-cell>
        </table:table-row>
        <table:table-row table:style-name="Tabla4.2">
          <table:table-cell table:style-name="Tabla4.A4" office:value-type="string">
            <text:p text:style-name="P16">3</text:p>
          </table:table-cell>
          <table:table-cell table:style-name="Tabla4.B4" office:value-type="string">
            <text:p text:style-name="P19">Administrativo: Recibe un mensaje de confirmación del sistema en caso de que se haya realizado la acción correctamente.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9">3</text:span>a</text:p>
          </table:table-cell>
          <table:table-cell table:style-name="Tabla5.B2" table:number-columns-spanned="4" office:value-type="string">
            <text:p text:style-name="P11"><text:span text:style-name="T10">El administrativo recibe un mensaje de error si ha habido algún problema a la hora de buscar la consulta (no existe) o ha habido un error a la hora de eliminar o modificar registros. Se ofrece la posibilidad de ponerse en contacto con el personal de mantenimiento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Media, dependerá del número de clientes y el número de miembros del personal sanitario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Medio, debe de dar un tiempo de respuesta aceptable.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Baj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<text:span text:style-name="T11">Baja</text:span>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<text:span text:style-name="T12">En desarrollo</text:span>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<text:span text:style-name="T11">Alta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6T13:22:46.845888279</dc:date>
    <meta:print-date>2012-03-13T15:37:00</meta:print-date>
    <meta:editing-cycles>9</meta:editing-cycles>
    <meta:editing-duration>PT33M28S</meta:editing-duration>
    <meta:document-statistic meta:table-count="5" meta:image-count="0" meta:object-count="0" meta:page-count="1" meta:paragraph-count="45" meta:word-count="290" meta:character-count="1824" meta:non-whitespace-character-count="1577"/>
    <meta:generator>LibreOffice/5.4.5.1$Linux_X86_64 LibreOffice_project/40m0$Build-1</meta:generator>
  </office:meta>
</office:document-meta>
</file>